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2e4" officeooo:paragraph-rsid="000652e4"/>
    </style:style>
    <style:style style:name="P2" style:family="paragraph" style:parent-style-name="Standard" style:list-style-name="L1">
      <style:text-properties officeooo:rsid="000652e4" officeooo:paragraph-rsid="000652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from Macro Workshop Presentation</text:p>
      <text:p text:style-name="P1"/>
      <text:list xml:id="list3632729487" text:style-name="L1">
        <text:list-item>
          <text:p text:style-name="P2">Causality – be clear that you’re not claiming it</text:p>
        </text:list-item>
        <text:list-item>
          <text:p text:style-name="P2">Have a plausible story for what exogenous variation there might be in R&amp;D that could be forming estimate</text:p>
        </text:list-item>
        <text:list-item>
          <text:p text:style-name="P2">Think about selection: extract attributes of individuals that are exogenous to the firm assigned</text:p>
        </text:list-item>
        <text:list-item>
          <text:p text:style-name="P2">Spinoffs- different people, more entrepreneurial, some resource for spinouts that’s scarce</text:p>
        </text:list-item>
        <text:list-item>
          <text:p text:style-name="P2">Fertile ideas correlated with this firm and can move anywhere</text:p>
        </text:list-item>
        <text:list-item>
          <text:p text:style-name="P2">Anecdote of how much each company does in R&amp;D</text:p>
        </text:list-item>
        <text:list-item>
          <text:p text:style-name="P2">firm-specific demand shock, pharmaceutical</text:p>
        </text:list-item>
        <text:list-item>
          <text:p text:style-name="P2">Market for ideas – why can’t idea be implemented in firm</text:p>
        </text:list-item>
        <text:list-item>
          <text:p text:style-name="P2">have polished answer for key questions</text:p>
        </text:list-item>
        <text:list-item>
          <text:p text:style-name="P2">convince people there are no loose strands – everything feature is a conscious decisio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20:14:39.170024719</meta:creation-date>
    <dc:date>2020-10-27T20:18:01.847155157</dc:date>
    <meta:editing-duration>PT3M23S</meta:editing-duration>
    <meta:editing-cycles>1</meta:editing-cycles>
    <meta:document-statistic meta:table-count="0" meta:image-count="0" meta:object-count="0" meta:page-count="1" meta:paragraph-count="11" meta:word-count="118" meta:character-count="716" meta:non-whitespace-character-count="616"/>
    <meta:generator>LibreOffice/6.4.6.2$Linux_X86_64 LibreOffice_project/40$Build-2</meta:generator>
  </office:meta>
</office:document-meta>
</file>